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5982b" officeooo:paragraph-rsid="0015982b"/>
    </style:style>
    <style:style style:name="P2" style:family="paragraph" style:parent-style-name="Text_20_body">
      <style:text-properties officeooo:paragraph-rsid="001fdfb8"/>
    </style:style>
    <style:style style:name="T1" style:family="text">
      <style:text-properties officeooo:rsid="000b0b06"/>
    </style:style>
    <style:style style:name="T2" style:family="text">
      <style:text-properties officeooo:rsid="000d0899"/>
    </style:style>
    <style:style style:name="T3" style:family="text">
      <style:text-properties officeooo:rsid="000e55ec"/>
    </style:style>
    <style:style style:name="T4" style:family="text">
      <style:text-properties officeooo:rsid="000e975a"/>
    </style:style>
    <style:style style:name="T5" style:family="text">
      <style:text-properties officeooo:rsid="000f9b99"/>
    </style:style>
    <style:style style:name="T6" style:family="text">
      <style:text-properties officeooo:rsid="00114259"/>
    </style:style>
    <style:style style:name="T7" style:family="text">
      <style:text-properties officeooo:rsid="0012ef9f"/>
    </style:style>
    <style:style style:name="T8" style:family="text">
      <style:text-properties officeooo:rsid="00180927"/>
    </style:style>
    <style:style style:name="T9" style:family="text">
      <style:text-properties officeooo:rsid="001fdf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DOEL</text:span>:  Aanmaken van een globaal apparmor profile<text:line-break/><text:line-break/><text:span text:style-name="Strong_20_Emphasis">NODIG</text:span>: Ubuntu /<text:span text:style-name="T1">Debian</text:span> (mag zonder grafische interface)<text:line-break/>       sudo apt-get install apparmor-utils auditd mono-complete <text:line-break/><text:line-break/><text:span text:style-name="Strong_20_Emphasis">REF1</text:span>. http://www.mono-project.com/docs/getting-started/application-deployment/<text:line-break/><text:line-break/>1. Download het mono programma getstuff.exe<text:line-break/>Dit programma downloadt het python programma <text:span text:style-name="T2">httpserver</text:span>.py<text:line-break/>Volg de Layout Recommendation vanuit REF1 om dit als een regulier programma op je systeem te voorzien:<text:line-break/>- <text:span text:style-name="T3">maak de directory /usr/lib/getstuff aan</text:span><text:line-break/>- <text:span text:style-name="T3">copieer getstuff.exe naar /usr/lib/getstuff/getstuff.exe<text:line-break/></text:span>- <text:span text:style-name="T3">schrijf in /usr/bin/getstuff dat je /usr/lib/gestuff/getstuff.exe met mono opstart <text:line-break/>- maak /usr/bin/getstuff executable </text:span><text:line-break/><text:line-break/>2. Maak als root een apparmor profiel aan voor getstuff<text:line-break/>a) sudo aa-genprof /usr/bin/getstuff<text:line-break/>b) Start nu de applicatie </text:p>
      <text:p text:style-name="P2"><text:span text:style-name="T9"><text:s text:c="5"/>- IN EEN ANDERE TERMINAL</text:span></text:p>
      <text:p text:style-name="P2"><text:span text:style-name="T9"><text:s text:c="3"/></text:span><text:s/><text:span text:style-name="T9"><text:s/>- </text:span>ALS GEWONE GEBRUIKER. <text:span text:style-name="T9"><text:line-break/>Doe dit vanuit de homedirectory van de gebruiker.</text:span><text:line-break/>Het profiel werkt nu in complain mode<text:line-break/>c) Kies Scan en duid alles aan wat je nodig hebt!<text:line-break/>   Let er op dat getstuff moet werken voor alle gebruikers!<text:line-break/>   Let op temp files en procesnummers<text:line-break/>d) Finish (profiel werkt in enforce mode)<text:line-break/><text:line-break/>3. Doe sudo su en tik cd /root<text:line-break/>Start nu het programma getstuff op als root.<text:line-break/>De download mag niet meer lukken <text:span text:style-name="T4">(kijk na of het bestand httpserver.py geschreven wordt)</text:span><text:line-break/>Kijk na in /var/log/audit/audit.log<text:line-break/><text:line-break/>4. Zorg ervoor dat root <text:span text:style-name="T5">nu </text:span>ook kan downloaden naar <text:span text:style-name="T5">de</text:span> directory /<text:span text:style-name="T5">root</text:span><text:line-break/><text:line-break/>5. Maak, gelijkaardig aan getstuff.exe, volgens REF1 een executable /<text:span text:style-name="T7">usr/bin/httpserver </text:span>voor <text:span text:style-name="T6">httpserver</text:span>.py aan<text:span text:style-name="T8">. (deze draait niet met mono maar met python3)</text:span><text:line-break/><text:line-break/>6. Maak nu ook een apparmor profiel voor /<text:span text:style-name="T7">usr/bin/httpserver</text:span>. <text:span text:style-name="T6">Let erop dat je ook uittest of je de httpserver kan bereiken vanuit je browser vanop http://localhost:1234</text:span></text:p>
      <text:p text:style-name="Text_20_body"/>
      <text:p text:style-name="P1"><text:soft-page-break/>Opmerking: Je profiel opnieuw maken kan je door /etc/apparmor.d/usr.bin.getstuff te verwijderen en de machine terug op te start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8-11-14T21:02:24.800749175</meta:creation-date>
    <dc:date>2019-12-12T18:08:18.597391779</dc:date>
    <meta:editing-duration>PT37M41S</meta:editing-duration>
    <meta:editing-cycles>21</meta:editing-cycles>
    <meta:generator>LibreOffice/6.3.3.2$Linux_X86_64 LibreOffice_project/30$Build-2</meta:generator>
    <meta:document-statistic meta:table-count="0" meta:image-count="0" meta:object-count="0" meta:page-count="2" meta:paragraph-count="4" meta:word-count="266" meta:character-count="1867" meta:non-whitespace-character-count="1568"/>
  </office:meta>
</office:document-meta>
</file>